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bb6" officeooo:paragraph-rsid="0008ebb6"/>
    </style:style>
    <style:style style:name="P2" style:family="paragraph" style:parent-style-name="Standard">
      <style:text-properties style:text-underline-style="none" officeooo:rsid="0008ebb6" officeooo:paragraph-rsid="0008ebb6"/>
    </style:style>
    <style:style style:name="P3" style:family="paragraph" style:parent-style-name="Standard">
      <style:text-properties style:text-underline-style="none" officeooo:rsid="000956eb" officeooo:paragraph-rsid="000956eb"/>
    </style:style>
    <style:style style:name="P4" style:family="paragraph" style:parent-style-name="Standard">
      <style:text-properties style:text-underline-style="none" officeooo:rsid="000b4c7d" officeooo:paragraph-rsid="000b4c7d"/>
    </style:style>
    <style:style style:name="P5" style:family="paragraph" style:parent-style-name="Standard">
      <style:text-properties officeooo:rsid="000902ff" officeooo:paragraph-rsid="000902ff"/>
    </style:style>
    <style:style style:name="P6" style:family="paragraph" style:parent-style-name="Standard">
      <style:text-properties officeooo:rsid="000956eb" officeooo:paragraph-rsid="000956eb"/>
    </style:style>
    <style:style style:name="P7" style:family="paragraph" style:parent-style-name="Standard">
      <style:text-properties officeooo:rsid="000956eb" officeooo:paragraph-rsid="000cac93"/>
    </style:style>
    <style:style style:name="P8" style:family="paragraph" style:parent-style-name="Standard">
      <style:text-properties officeooo:rsid="000956eb" officeooo:paragraph-rsid="000cce5e"/>
    </style:style>
    <style:style style:name="P9" style:family="paragraph" style:parent-style-name="Standard">
      <style:text-properties style:text-underline-style="none" officeooo:rsid="000956eb" officeooo:paragraph-rsid="0008ebb6"/>
    </style:style>
    <style:style style:name="P10" style:family="paragraph" style:parent-style-name="Standard">
      <style:text-properties style:text-underline-style="none" officeooo:rsid="0008ebb6" officeooo:paragraph-rsid="0008ebb6"/>
    </style:style>
    <style:style style:name="T1" style:family="text">
      <style:text-properties officeooo:rsid="000902f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56eb"/>
    </style:style>
    <style:style style:name="T4" style:family="text">
      <style:text-properties style:text-underline-style="none" officeooo:rsid="000cac93"/>
    </style:style>
    <style:style style:name="T5" style:family="text">
      <style:text-properties officeooo:rsid="000bc1b8"/>
    </style:style>
    <style:style style:name="T6" style:family="text">
      <style:text-properties officeooo:rsid="000cac93"/>
    </style:style>
    <style:style style:name="T7" style:family="text">
      <style:text-properties officeooo:rsid="000cc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l videojuego</text:p>
      <text:p text:style-name="P1"/>
      <text:p text:style-name="P1">Personaje:</text:p>
      <text:p text:style-name="P1">- Guerrero</text:p>
      <text:p text:style-name="P1">- Mago</text:p>
      <text:p text:style-name="P1">- Ladrón</text:p>
      <text:p text:style-name="P1"/>
      <text:p text:style-name="P5">Enemigo:</text:p>
      <text:p text:style-name="P1">- <text:span text:style-name="T1">Orco</text:span></text:p>
      <text:p text:style-name="P1">- <text:span text:style-name="T1">Arpía</text:span></text:p>
      <text:p text:style-name="P1">- <text:span text:style-name="T3">Óscar (jefe final)</text:span></text:p>
      <text:p text:style-name="P9"/>
      <text:p text:style-name="P6"><text:span text:style-name="T2">Clase Personaje </text:span><text:span text:style-name="T4">(atributos protegidos)</text:span><text:span text:style-name="T2">:</text:span></text:p>
      <text:p text:style-name="P6">- Nombre</text:p>
      <text:p text:style-name="P6">- Rol</text:p>
      <text:p text:style-name="P6">- Vida <text:span text:style-name="T7">(pública)</text:span></text:p>
      <text:p text:style-name="P6">- Daño</text:p>
      <text:p text:style-name="P6">- <text:span text:style-name="T5">Nivel</text:span></text:p>
      <text:p text:style-name="P6"/>
      <text:p text:style-name="P7">Clase Enemigo <text:span text:style-name="T4">(atributos protegidos)</text:span>:</text:p>
      <text:p text:style-name="P6">- Nombre</text:p>
      <text:p text:style-name="P8">- Vida <text:span text:style-name="T7">(pública)</text:span></text:p>
      <text:p text:style-name="P6">- Daño</text:p>
      <text:p text:style-name="P6">- <text:span text:style-name="T7">Nivel</text:span></text:p>
      <text:p text:style-name="P3"/>
      <text:p text:style-name="P4">Clase Pocion <text:span text:style-name="T6">(atributos privados)</text:span>:</text:p>
      <text:p text:style-name="P4">- Tipo</text:p>
      <text:p text:style-name="P4">- Efecto</text:p>
      <text:p text:style-name="P4"/>
      <text:p text:style-name="P4">Clases padre:</text:p>
      <text:p text:style-name="P4">- Personaje: heredan Guerrero, Mago, Ladrón</text:p>
      <text:p text:style-name="P4">- Enemigo: heredan Orco, Arpía, Oscar</text:p>
      <text:p text:style-name="P4">- Poción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9:01:28.454124574</meta:creation-date>
    <dc:date>2025-12-17T09:50:09.748126409</dc:date>
    <meta:editing-duration>PT44M2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71" meta:character-count="400" meta:non-whitespace-character-count="356"/>
  </office:meta>
</office:document-meta>
</file>